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language="en" fo:country="US" officeooo:paragraph-rsid="000a461c"/>
    </style:style>
    <style:style style:name="P2" style:family="paragraph" style:parent-style-name="Text_20_body">
      <style:text-properties fo:language="en" fo:country="US" officeooo:paragraph-rsid="000a461c"/>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Text_20_body">
      <style:text-properties fo:language="en" fo:country="US" fo:font-weight="bold" officeooo:paragraph-rsid="000a461c" style:font-weight-asian="bold" style:font-weight-complex="bold"/>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Standard">
      <style:text-properties fo:language="en" fo:country="US"/>
    </style:style>
    <style:style style:name="T1" style:family="text">
      <style:text-properties officeooo:rsid="000a46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le: Sucker Punch</text:p>
      <text:p text:style-name="P5"/>
      <text:p text:style-name="P6"><text:span text:style-name="Emphasis">Sucker Punch</text:span> is a visually striking and emotionally intense film that follows the story of a young girl named Babydoll. After a tragic and traumatic event at home, Babydoll is unjustly committed to a mental institution by her abusive stepfather. He wants to silence her and hide the truth about what happened, making her a victim of circumstances beyond her control. From the very beginning, the film introduces themes of injustice, grief, and helplessness.</text:p>
      <text:p text:style-name="Text_20_body">Inside the institution, Babydoll finds herself in a hostile and oppressive environment, where her reality becomes unbearable. To cope with the trauma and plan her escape, she retreats into her imagination. In this inner world, the asylum transforms into a brothel, and she becomes a performer, along with four other girls: Sweet Pea, Rocket, Blondie, and Amber. Together, they form a powerful and determined group, each girl representing strength, resilience, and the desire for freedom.</text:p>
      <text:p text:style-name="Text_20_body">In this fantasy world, Babydoll and her team embark on a series of epic missions, each symbolizing a step toward liberation. Their goal is to collect five essential items: a map, fire, a knife, a key, and a final mysterious item that is only revealed at the end. These items, though imagined, represent real-life tools and choices that could lead to escape. The missions are presented as action-packed sequences, blending futuristic warfare, samurai battles, and steampunk elements, highlighting the power of the human mind to create and resist.</text:p>
      <text:p text:style-name="Text_20_body">As the line between imagination and reality blurs, the girls face real danger and betrayal. Despite their strength, not all of them survive. The film grows darker as the cost of freedom becomes higher. In a deeply emotional climax, Babydoll realizes that her escape is not just for herself. She chooses to sacrifice her own chance at freedom to ensure that Sweet Pea can get away safely. This act of selflessness becomes the final, most important step of the journey—the mysterious fifth item: the will to choose and let go.</text:p>
      <text:p text:style-name="Text_20_body">The movie explores profound emotions such as pain, fear, loss, and hope. It is not only a story about action and fantasy but also about inner strength, solidarity, and finding purpose even in the darkest places. The girls, especially Babydoll, represent how the human spirit can fight back against control, abuse, and despair.</text:p>
      <text:p text:style-name="Text_20_body"><text:span text:style-name="Emphasis">Sucker Punch</text:span> is a complex and symbolic film that invites viewers to reflect on the power of the mind, the meaning of sacrifice, and the courage it takes to confront reality. Although the movie can be challenging to understand at first, it offers a powerful message: even when it seems like everything is lost, there is always a part of us that can fight back and find peace.</text:p>
      <text:p text:style-name="P5"/>
      <text:p text:style-name="P5"/>
      <text:p text:style-name="P5"/>
      <text:p text:style-name="P5"/>
      <text:p text:style-name="P5"/>
      <text:p text:style-name="P5"/>
      <text:p text:style-name="P5"/>
      <text:h text:style-name="P1" text:outline-level="3"><text:soft-page-break/>General Questions</text:h>
      <text:p text:style-name="P2"/>
      <text:p text:style-name="P2">1. Who is the main character in Sucker Punch, and what is her situation at the beginning of the movie?</text:p>
      <text:p text:style-name="P2">The main character is Babydoll. At the beginning, she is sent to a mental hospital because of a family problem, and she is in danger of being lobotomized.</text:p>
      <text:p text:style-name="P2"/>
      <text:p text:style-name="P2">2. What is the main setting of the story, and how does it change throughout the film?</text:p>
      <text:p text:style-name="P2">The story starts in a mental hospital. But in Babydoll <text:span text:style-name="T1">is</text:span> mind, it becomes a nightclub where the girls dance and plan their escape. In the dances, the setting changes again to fantasy worlds full of missions and battles.</text:p>
      <text:p text:style-name="P2"/>
      <text:p text:style-name="P2">3. What is the purpose of the fantasy worlds in the story?</text:p>
      <text:p text:style-name="P2">The fantasy worlds show Babydoll <text:span text:style-name="T1">i</text:span>s way of escaping reality. They help her and the other girls stay strong and fight for their freedom.</text:p>
      <text:p text:style-name="P2"/>
      <text:p text:style-name="P4">Characters</text:p>
      <text:p text:style-name="P2">4. How would you describe Babydoll <text:span text:style-name="T1">is</text:span> personality?</text:p>
      <text:p text:style-name="P2">Babydoll is brave, strong, and hopeful. Even when things are bad, she keeps fighting for a better life.</text:p>
      <text:p text:style-name="P2"/>
      <text:p text:style-name="P2">5. What role does Sweet Pea play in the story?</text:p>
      <text:p text:style-name="P2">Sweet Pea is like the big sister. She tries to protect the group and, in the end, she is the one who escapes.</text:p>
      <text:p text:style-name="P2"/>
      <text:p text:style-name="P2">6. How are the other girls (Rocket, Amber, Blondie) important to the plot?</text:p>
      <text:p text:style-name="P2">They help Babydoll with the plan. Each one is important in the missions, and they show the power of teamwork and friendship.</text:p>
      <text:p text:style-name="P2"/>
      <text:p text:style-name="P4">Themes and Symbolism</text:p>
      <text:p text:style-name="P2">7. What are some of the major themes of the movie?</text:p>
      <text:p text:style-name="P2">Some big themes are freedom, sacrifice, friendship, and hope.</text:p>
      <text:p text:style-name="P2"/>
      <text:p text:style-name="P2"><text:soft-page-break/>8. Do you think the movie is more about escape or empowerment? Why?</text:p>
      <text:p text:style-name="P2">I think it is more about empowerment. Babydoll does not only escape physically; she chooses to help someone else and takes control of her destiny.</text:p>
      <text:p text:style-name="P2"/>
      <text:p text:style-name="P2">9. What do the different fantasy missions represent in Babydoll <text:span text:style-name="T1">is</text:span> real life?</text:p>
      <text:p text:style-name="P2">Each mission represents something real they need:</text:p>
      <text:p text:style-name="P2"/>
      <text:p text:style-name="P2">The map means planning the escape.</text:p>
      <text:p text:style-name="P2"/>
      <text:p text:style-name="P2">The fire means making a distraction.</text:p>
      <text:p text:style-name="P2"/>
      <text:p text:style-name="P2">The knife is for defense.</text:p>
      <text:p text:style-name="P2"/>
      <text:p text:style-name="P2">The key is for unlocking the doors.</text:p>
      <text:p text:style-name="P2"/>
      <text:p text:style-name="P2">The fifth thing is Babydoll <text:span text:style-name="T1">is</text:span> own sacrifice.</text:p>
      <text:p text:style-name="P2"/>
      <text:p text:style-name="P4">Reflection</text:p>
      <text:p text:style-name="P2">10. Did you find the ending surprising or confusing? Why or why not?</text:p>
      <text:p text:style-name="P2">Yes, it was surprising because Babydoll does not escape. But it makes sense because she finds peace by saving Sweet Pea.</text:p>
      <text:p text:style-name="P2"/>
      <text:p text:style-name="P2">11. If you could change one thing about the story, what would it be?</text:p>
      <text:p text:style-name="P2">I would let Babydoll have a chance to live free too, not only Sweet Pea.</text:p>
      <text:p text:style-name="P2"/>
      <text:p text:style-name="P2">12. What message do you think the director wanted to convey through Sucker Punch?</text:p>
      <text:p text:style-name="P2">The message is that real power is inside us. Even when life is unfair, we can choose to be strong and help oth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5:12:48.359968463</meta:creation-date>
    <dc:date>2025-05-05T15:44:52.406363124</dc:date>
    <meta:editing-duration>PT8M30S</meta:editing-duration>
    <meta:editing-cycles>2</meta:editing-cycles>
    <meta:generator>LibreOffice/7.3.7.2$Linux_X86_64 LibreOffice_project/30$Build-2</meta:generator>
    <meta:document-statistic meta:table-count="0" meta:image-count="0" meta:object-count="0" meta:page-count="3" meta:paragraph-count="40" meta:word-count="903" meta:character-count="5197" meta:non-whitespace-character-count="4335"/>
  </office:meta>
</office:document-meta>
</file>